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49cm" style:rel-column-width="56201*"/>
    </style:style>
    <style:style style:name="Table1.B" style:family="table-column">
      <style:table-column-properties style:column-width="1.901cm" style:rel-column-width="93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8*"/>
    </style:style>
    <style:style style:name="Table2.B" style:family="table-column">
      <style:table-column-properties style:column-width="1.9cm" style:rel-column-width="932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51cm" style:rel-column-width="56208*"/>
    </style:style>
    <style:style style:name="Table5.B" style:family="table-column">
      <style:table-column-properties style:column-width="1.9cm" style:rel-column-width="932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51cm" style:rel-column-width="56209*"/>
    </style:style>
    <style:style style:name="Table6.B" style:family="table-column">
      <style:table-column-properties style:column-width="1.9cm" style:rel-column-width="932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351cm" table:align="margins"/>
    </style:style>
    <style:style style:name="Table8.A" style:family="table-column">
      <style:table-column-properties style:column-width="11.451cm" style:rel-column-width="56209*"/>
    </style:style>
    <style:style style:name="Table8.B" style:family="table-column">
      <style:table-column-properties style:column-width="1.9cm" style:rel-column-width="932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22ac84" officeooo:paragraph-rsid="0045bc87" style:font-size-asian="10pt" style:font-size-complex="10pt"/>
    </style:style>
    <style:style style:name="P3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333599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69fb3" officeooo:paragraph-rsid="0045bc87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03ff4" officeooo:paragraph-rsid="0045bc87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1836a" officeooo:paragraph-rsid="0045bc87" style:font-size-asian="10pt" style:font-size-complex="10pt"/>
    </style:style>
    <style:style style:name="P12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3" style:family="paragraph" style:parent-style-name="Table_20_Contents">
      <style:text-properties fo:font-size="10pt" fo:language="en" fo:country="US" officeooo:paragraph-rsid="0028c706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3b8a8" officeooo:paragraph-rsid="0033b8a8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33b8a8" officeooo:paragraph-rsid="0045bc87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3bc89f" officeooo:paragraph-rsid="003bc89f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bc89f" officeooo:paragraph-rsid="0045bc87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c0b4d" officeooo:paragraph-rsid="003c0b4d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c0b4d" officeooo:paragraph-rsid="0045bc87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3c6acd" officeooo:paragraph-rsid="003c6acd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3c6acd" officeooo:paragraph-rsid="0045bc87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3d9547" officeooo:paragraph-rsid="003d9547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3d9547" officeooo:paragraph-rsid="0045bc87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45bc87" officeooo:paragraph-rsid="0045bc87" style:font-size-asian="10pt" style:font-size-complex="10pt"/>
    </style:style>
    <style:style style:name="P25" style:family="paragraph" style:parent-style-name="Table_20_Contents">
      <style:text-properties fo:font-size="10pt" fo:language="en" fo:country="US" officeooo:paragraph-rsid="0045bc87" style:font-size-asian="10pt" style:font-size-complex="10pt"/>
    </style:style>
    <style:style style:name="P26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7" style:family="paragraph" style:parent-style-name="Standard">
      <style:text-properties fo:font-size="10pt" fo:language="en" fo:country="US" officeooo:rsid="0019c138" officeooo:paragraph-rsid="0035abb4" style:font-size-asian="10pt" style:font-size-complex="10pt"/>
    </style:style>
    <style:style style:name="P28" style:family="paragraph" style:parent-style-name="Standard">
      <style:text-properties fo:font-size="10pt" fo:language="en" fo:country="US" officeooo:rsid="0019c138" officeooo:paragraph-rsid="0045bc87" style:font-size-asian="10pt" style:font-size-complex="10pt"/>
    </style:style>
    <style:style style:name="P29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30" style:family="paragraph" style:parent-style-name="Standard">
      <style:text-properties fo:font-size="10pt" fo:language="en" fo:country="US" officeooo:rsid="00169fb3" officeooo:paragraph-rsid="0028c706" style:font-size-asian="10pt" style:font-size-complex="10pt"/>
    </style:style>
    <style:style style:name="P31" style:family="paragraph" style:parent-style-name="Standard">
      <style:text-properties fo:font-size="10pt" fo:language="en" fo:country="US" officeooo:rsid="00169fb3" officeooo:paragraph-rsid="0045bc87" style:font-size-asian="10pt" style:font-size-complex="10pt"/>
    </style:style>
    <style:style style:name="P32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33" style:family="paragraph" style:parent-style-name="Standard">
      <style:text-properties fo:font-size="10pt" fo:language="en" fo:country="US" officeooo:rsid="0021836a" officeooo:paragraph-rsid="0045bc87" style:font-size-asian="10pt" style:font-size-complex="10pt"/>
    </style:style>
    <style:style style:name="P34" style:family="paragraph" style:parent-style-name="Standard">
      <style:text-properties fo:font-size="10pt" fo:language="en" fo:country="US" style:text-underline-style="none" officeooo:rsid="0019c138" officeooo:paragraph-rsid="0045bc87" style:font-size-asian="10pt" style:font-size-complex="10pt"/>
    </style:style>
    <style:style style:name="P35" style:family="paragraph" style:parent-style-name="Standard">
      <style:text-properties officeooo:paragraph-rsid="0045bc87"/>
    </style:style>
    <style:style style:name="P36" style:family="paragraph" style:parent-style-name="Table_20_Contents">
      <style:text-properties fo:font-size="10pt" fo:language="en" fo:country="US" officeooo:rsid="00169fb3" officeooo:paragraph-rsid="0045e8b7" style:font-size-asian="10pt" style:font-size-complex="10pt"/>
    </style:style>
    <style:style style:name="P37" style:family="paragraph" style:parent-style-name="Table_20_Contents">
      <style:text-properties fo:font-size="10pt" fo:language="en" fo:country="US" officeooo:rsid="00169fb3" officeooo:paragraph-rsid="0047cc3b" style:font-size-asian="10pt" style:font-size-complex="10pt"/>
    </style:style>
    <style:style style:name="P38" style:family="paragraph" style:parent-style-name="Table_20_Contents">
      <style:text-properties fo:font-size="10pt" fo:language="en" fo:country="US" officeooo:rsid="0047cc3b" officeooo:paragraph-rsid="0047cc3b" style:font-size-asian="10pt" style:font-size-complex="10pt"/>
    </style:style>
    <style:style style:name="P39" style:family="paragraph" style:parent-style-name="Table_20_Contents">
      <style:text-properties fo:font-size="10pt" fo:language="en" fo:country="US" officeooo:rsid="0047cc3b" officeooo:paragraph-rsid="004831e2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  <style:style style:name="T5" style:family="text">
      <style:text-properties officeooo:rsid="00415b0c"/>
    </style:style>
    <style:style style:name="T6" style:family="text">
      <style:text-properties officeooo:rsid="0045e8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FEATURE <text:span text:style-name="T1"><text:s text:c="132"/></text:span></text:p>
      <text:p text:style-name="P29"/>
      <text:p text:style-name="P26">TEST</text:p>
      <text:p text:style-name="P2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3">VALID INPUT </text:span>DATA <text:span text:style-name="T3">(VALIDATION)</text:span>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8">VALID INPUT DATA WITH DIACRITICS, SPECIAL CHARACTERS, ...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<text:span text:style-name="T3">INVALID INPUT </text:span>DATA <text:span text:style-name="T3">(VALIDATION)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9">EMPTY PAYLOAD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ERROR <text:span text:style-name="T6">OBJECT</text:span></text:p>
          </table:table-cell>
          <table:table-cell table:style-name="Table1.B2" office:value-type="string">
            <text:p text:style-name="P3"/>
          </table:table-cell>
        </table:table-row>
      </table:table>
      <text:p text:style-name="P29"/>
      <text:p text:style-name="P26">IMPLEMENTATION</text:p>
      <text:p text:style-name="P2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T3">VALID INPUT </text:span>DATA <text:span text:style-name="T3">(VALIDATION)</text:span></text:p>
          </table:table-cell>
          <table:table-cell table:style-name="Table2.B1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20">SET ENCODING, CHARACTER SET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5"><text:span text:style-name="T3">INVALID INPUT </text:span>DATA <text:span text:style-name="T3">(VALIDATION)</text:span>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38">EMPTY PAYLOAD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37">ERROR <text:span text:style-name="T6">OBJECT</text:span></text:p>
          </table:table-cell>
          <table:table-cell table:style-name="Table2.B2" office:value-type="string">
            <text:p text:style-name="P13"/>
          </table:table-cell>
        </table:table-row>
      </table:table>
      <text:p text:style-name="P30"/>
      <text:p text:style-name="P26">TEST &amp; CHECKS</text:p>
      <text:p text:style-name="P2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LOGGING STATEMENTS (LEVEL, MESSAGE, ...)</text:p>
          </table:table-cell>
          <table:table-cell table:style-name="Table3.B1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">STATIC CODE ANALYSIS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7"><text:span text:style-name="T5">RUN (UNIT) </text:span>TEST<text:span text:style-name="T5">S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BACK END <text:span text:style-name="T2">(LOGS)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BROWSER <text:span text:style-name="T2">(CONSOLE, NETWORK)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4">BROWSER (AUDITS, PERFORMANCE)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6">CHECK FRONT END IN DIFFERENT BROWSERS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24">RESPONSIVE WEB DESIGN (BROWSER, DEVICE)</text:p>
          </table:table-cell>
          <table:table-cell table:style-name="Table3.B2" office:value-type="string">
            <text:p text:style-name="P3"/>
          </table:table-cell>
        </table:table-row>
      </table:table>
      <text:p text:style-name="P29"/>
      <text:p text:style-name="P32">DOCUMENTATION</text:p>
      <text:p text:style-name="P2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VERSION <text:span text:style-name="T4">NUMBER IN FILES (package.json, build.gradle, ...)</text:span></text:p>
          </table:table-cell>
          <table:table-cell table:style-name="Table7.B1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9">CHANGELOG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9">README</text:p>
          </table:table-cell>
          <table:table-cell table:style-name="Table7.B2" office:value-type="string">
            <text:p text:style-name="P12"/>
          </table:table-cell>
        </table:table-row>
      </table:table>
      <text:p text:style-name="P27"/>
      <text:p text:style-name="P27"/>
      <text:p text:style-name="P28">FEATURE <text:span text:style-name="T1"><text:s text:c="132"/></text:span></text:p>
      <text:p text:style-name="P31"/>
      <text:p text:style-name="P28">TEST</text:p>
      <text:p text:style-name="P3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<text:span text:style-name="T3">VALID INPUT </text:span>DATA <text:span text:style-name="T3">(VALIDATION)</text:span></text:p>
          </table:table-cell>
          <table:table-cell table:style-name="Table4.B1" office:value-type="string">
            <text:p text:style-name="P35"/>
          </table:table-cell>
        </table:table-row>
        <table:table-row>
          <table:table-cell table:style-name="Table4.A2" office:value-type="string">
            <text:p text:style-name="P19">VALID INPUT DATA WITH DIACRITICS, SPECIAL CHARACTERS, ...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6"><text:span text:style-name="T3">INVALID INPUT </text:span>DATA <text:span text:style-name="T3">(VALIDATION)</text:span>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39">EMPTY PAYLOAD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36">ERROR <text:span text:style-name="T6">OBJECT</text:span></text:p>
          </table:table-cell>
          <table:table-cell table:style-name="Table4.B2" office:value-type="string">
            <text:p text:style-name="P25"/>
          </table:table-cell>
        </table:table-row>
      </table:table>
      <text:p text:style-name="P31"/>
      <text:p text:style-name="P28">IMPLEMENTATION</text:p>
      <text:p text:style-name="P3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<text:span text:style-name="T3">VALID INPUT </text:span>DATA <text:span text:style-name="T3">(VALIDATION)</text:span></text:p>
          </table:table-cell>
          <table:table-cell table:style-name="Table5.B1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SET ENCODING, CHARACTER SET</text:p>
          </table:table-cell>
          <table:table-cell table:style-name="Table5.B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6"><text:span text:style-name="T3">INVALID INPUT </text:span>DATA <text:span text:style-name="T3">(VALIDATION)</text:span></text:p>
          </table:table-cell>
          <table:table-cell table:style-name="Table5.B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38">EMPTY PAYLOAD</text:p>
          </table:table-cell>
          <table:table-cell table:style-name="Table5.B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37">ERROR <text:span text:style-name="T6">OBJECT</text:span></text:p>
          </table:table-cell>
          <table:table-cell table:style-name="Table5.B2" office:value-type="string">
            <text:p text:style-name="P25"/>
          </table:table-cell>
        </table:table-row>
      </table:table>
      <text:p text:style-name="P31"/>
      <text:p text:style-name="P28">TEST &amp; CHECKS</text:p>
      <text:p text:style-name="P3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LOGGING STATEMENTS (LEVEL, MESSAGE, ...)</text:p>
          </table:table-cell>
          <table:table-cell table:style-name="Table6.B1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">STATIC CODE ANALYSIS</text:p>
          </table:table-cell>
          <table:table-cell table:style-name="Table6.B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8"><text:span text:style-name="T5">RUN (UNIT) </text:span>TEST<text:span text:style-name="T5">S</text:span></text:p>
          </table:table-cell>
          <table:table-cell table:style-name="Table6.B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6">BACK END <text:span text:style-name="T2">(LOGS)</text:span></text:p>
          </table:table-cell>
          <table:table-cell table:style-name="Table6.B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6">BROWSER <text:span text:style-name="T2">(CONSOLE, NETWORK)</text:span></text:p>
          </table:table-cell>
          <table:table-cell table:style-name="Table6.B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15">BROWSER (AUDITS, PERFORMANCE)</text:p>
          </table:table-cell>
          <table:table-cell table:style-name="Table6.B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17">CHECK FRONT END IN DIFFERENT BROWSERS</text:p>
          </table:table-cell>
          <table:table-cell table:style-name="Table6.B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4">RESPONSIVE WEB DESIGN (BROWSER, DEVICE)</text:p>
          </table:table-cell>
          <table:table-cell table:style-name="Table6.B2" office:value-type="string">
            <text:p text:style-name="P25"/>
          </table:table-cell>
        </table:table-row>
      </table:table>
      <text:p text:style-name="P31"/>
      <text:p text:style-name="P33">DOCUMENTATION</text:p>
      <text:p text:style-name="P3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VERSION <text:span text:style-name="T4">NUMBER IN FILES (package.json, build.gradle, ...)</text:span></text:p>
          </table:table-cell>
          <table:table-cell table:style-name="Table8.B1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11">CHANGELOG</text:p>
          </table:table-cell>
          <table:table-cell table:style-name="Table8.B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11">README</text:p>
          </table:table-cell>
          <table:table-cell table:style-name="Table8.B2" office:value-type="string">
            <text:p text:style-name="P25"/>
          </table:table-cell>
        </table:table-row>
      </table:table>
      <text:p text:style-name="P28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01-25T17:08:18.461255970</dc:date>
    <meta:editing-duration>PT56M57S</meta:editing-duration>
    <meta:editing-cycles>37</meta:editing-cycles>
    <meta:generator>LibreOffice/5.1.6.2$Linux_X86_64 LibreOffice_project/10m0$Build-2</meta:generator>
    <meta:document-statistic meta:table-count="8" meta:image-count="0" meta:object-count="0" meta:page-count="1" meta:paragraph-count="52" meta:word-count="166" meta:character-count="1464" meta:non-whitespace-character-count="1084"/>
  </office:meta>
</office:document-meta>
</file>